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97db" officeooo:paragraph-rsid="001d97db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officeooo:rsid="001d97db" officeooo:paragraph-rsid="001d97db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officeooo:rsid="00247b96" officeooo:paragraph-rsid="00247b96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rsid="001d97db" officeooo:paragraph-rsid="001d97db"/>
    </style:style>
    <style:style style:name="P5" style:family="paragraph" style:parent-style-name="Standard">
      <style:paragraph-properties fo:margin-left="0in" fo:margin-right="0in" fo:text-indent="0in" style:auto-text-indent="false"/>
      <style:text-properties officeooo:rsid="00214e9c" officeooo:paragraph-rsid="00214e9c"/>
    </style:style>
    <style:style style:name="P6" style:family="paragraph" style:parent-style-name="Standard">
      <style:paragraph-properties fo:margin-left="0in" fo:margin-right="0in" fo:text-indent="0in" style:auto-text-indent="false"/>
      <style:text-properties officeooo:rsid="00247b96" officeooo:paragraph-rsid="00247b96"/>
    </style:style>
    <style:style style:name="P7" style:family="paragraph" style:parent-style-name="Standard">
      <style:paragraph-properties fo:margin-left="0in" fo:margin-right="0in" fo:text-indent="0in" style:auto-text-indent="false"/>
      <style:text-properties officeooo:rsid="00247b96" officeooo:paragraph-rsid="00247b96"/>
    </style:style>
    <style:style style:name="P8" style:family="paragraph" style:parent-style-name="Standard">
      <style:paragraph-properties fo:margin-left="0in" fo:margin-right="0in" fo:text-indent="0in" style:auto-text-indent="false"/>
      <style:text-properties officeooo:rsid="0028d878" officeooo:paragraph-rsid="0028d878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officeooo:rsid="0028d878" officeooo:paragraph-rsid="0028d878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officeooo:rsid="00295db4" officeooo:paragraph-rsid="00295db4"/>
    </style:style>
    <style:style style:name="T1" style:family="text">
      <style:text-properties officeooo:rsid="001db9e2"/>
    </style:style>
    <style:style style:name="T2" style:family="text">
      <style:text-properties officeooo:rsid="00214e9c"/>
    </style:style>
    <style:style style:name="T3" style:family="text">
      <style:text-properties officeooo:rsid="00247b9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95db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s and maybe characterizatioon (If you’re lucky. No guarantees.)</text:p>
      <text:p text:style-name="P1"/>
      <text:p text:style-name="P1">Jisto <text:span text:style-name="T2">au’Dor </text:span>- Protagonist, main perspective I guess</text:p>
      <text:p text:style-name="P2">Goofball type, avoids direct confrontation. More inclined to run away from conflict than to face it head on. Friends with Piper</text:p>
      <text:p text:style-name="P1"/>
      <text:p text:style-name="P1">Piper <text:span text:style-name="T2">Alstop -</text:span> Protagonist, <text:span text:style-name="T2">that book dude</text:span></text:p>
      <text:p text:style-name="P2">Friends with Jisto LOVERS THEY’RE GAAAAAAAY but I ain’t spoiling that shit ho, no. Listen this is my fucking book okay? Anyway, <text:span text:style-name="T1">smart, more acute than Jisto. More apt to be aware of the environment. Despite this Jisto pulls one over on Piper a lot more often than the other way around. Sometimes Piper can get back at Jisto, but usually only if he sneaks up on him.</text:span></text:p>
      <text:p text:style-name="P4"/>
      <text:p text:style-name="P5">Erling au’Dor (papi)- Jisto’s papi. premier cobbler in Harro’s Precipice</text:p>
      <text:p text:style-name="P5"/>
      <text:p text:style-name="P5"/>
      <text:p text:style-name="P5">Elzella Alstop (Elzi, madi)- Piper’s madi, premier farrier</text:p>
      <text:p text:style-name="P5"><text:tab/><text:span text:style-name="T3">Has a blacksmith husband who makes the horseshoes she sells.</text:span></text:p>
      <text:p text:style-name="P5"/>
      <text:p text:style-name="P6">&lt;generic name&gt; Alstop (papi)- Piper’s papi. Yeah I dont know what he’ll be like</text:p>
      <text:p text:style-name="P3">Elzella’s husband. I wanted Erling and Elzella to get together and smoochybooch but I don’t think that would be appropriate if their children.. also smoochybooched. Ykwim???</text:p>
      <text:p text:style-name="P3">Point being I don’t have any characterization because he’s kind of an excuse to.. not have a romance between the protagonists’ parents, but also have them be intimate with each other. Like childhood sweethearts or something. Yeah. Ykwim???</text:p>
      <text:p text:style-name="P5"/>
      <text:p text:style-name="P5"/>
      <text:p text:style-name="P5">Harr<text:span text:style-name="T3">al</text:span>’s Precipice</text:p>
      <text:p text:style-name="P5"/>
      <text:p text:style-name="P5"/>
      <text:p text:style-name="P6">Drisdal’s Precipice</text:p>
      <text:p text:style-name="P6"/>
      <text:p text:style-name="P8">Haryit </text:p>
      <text:p text:style-name="P9"><text:tab/>Animal associated with naturally produced cirule. Deer-like, but larger with horns found on both sexes. Silvery furred [<text:span text:style-name="T4">cliched much] </text:span><text:span text:style-name="T5">and glow blue </text:span><text:span text:style-name="T4">[cliched much]</text:span><text:span text:style-name="T5"> Strength of glow appears to be associated with length of horns. Young Haryits do not have any glow, and are sometimes mistaken for albino (snowy?) deer. After the Slowing [</text:span><text:span text:style-name="T4">stop just making stuff up okay</text:span><text:span text:style-name="T5">?</text:span><text:span text:style-name="T4">]</text:span><text:span text:style-name="T5">, fewer sightings of these rare beasts have occurred</text:span></text:p>
      <text:p text:style-name="P10"><text:span text:style-name="T5">{Related: hornlack,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1:37:07.076313054</meta:creation-date>
    <dc:date>2017-11-05T00:37:59.631856903</dc:date>
    <meta:editing-duration>PT1H42M20S</meta:editing-duration>
    <meta:editing-cycles>8</meta:editing-cycles>
    <meta:generator>LibreOffice/5.4.1.2$Linux_X86_64 LibreOffice_project/40m0$Build-2</meta:generator>
    <meta:document-statistic meta:table-count="0" meta:image-count="0" meta:object-count="0" meta:page-count="1" meta:paragraph-count="16" meta:word-count="293" meta:character-count="1819" meta:non-whitespace-character-count="1539"/>
  </office:meta>
</office:document-meta>
</file>